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056in" style:rel-column-width="1592*"/>
    </style:style>
    <style:style style:name="Table1.B" style:family="table-column">
      <style:table-column-properties style:column-width="5.8194in" style:rel-column-width="838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variant="normal" fo:text-transform="none" fo:color="#000000" style:font-name="Arial1" fo:font-size="12pt" fo:letter-spacing="normal" fo:language="en" fo:country="US" fo:font-style="normal" fo:font-weight="normal" style:font-name-asian="Arial" style:font-size-asian="12pt" style:language-asian="en" style:country-asian="US" style:font-name-complex="Arial" style:font-size-complex="12pt" style:language-complex="en" style:country-complex="US"/>
    </style:style>
    <style:style style:name="P2" style:family="paragraph" style:parent-style-name="Text_20_body">
      <style:text-properties style:font-name="Arial1" fo:language="en" fo:country="US" style:font-name-asian="Arial" style:language-asian="en" style:country-asian="US" style:font-name-complex="Arial" style:language-complex="en" style:country-complex="US"/>
    </style:style>
    <style:style style:name="P3" style:family="paragraph" style:parent-style-name="Heading_20_2">
      <style:text-properties style:font-name="Arial1" fo:language="en" fo:country="US" style:font-name-asian="Arial" style:language-asian="en" style:country-asian="US" style:font-name-complex="Arial" style:language-complex="en" style:country-complex="US"/>
    </style:style>
    <style:style style:name="P4" style:family="paragraph" style:parent-style-name="Text_20_body">
      <style:text-properties style:font-name="Arial1"/>
    </style:style>
    <style:style style:name="P5" style:family="paragraph" style:parent-style-name="Heading_20_2">
      <style:text-properties style:font-name="Arial1"/>
    </style:style>
    <style:style style:name="P6" style:family="paragraph" style:parent-style-name="Heading_20_3">
      <style:text-properties style:font-name="Arial1"/>
    </style:style>
    <style:style style:name="P7" style:family="paragraph" style:parent-style-name="Text_20_body">
      <style:text-properties style:font-name="Arial1"/>
    </style:style>
    <style:style style:name="P8" style:family="paragraph" style:parent-style-name="Text_20_body">
      <style:text-properties style:font-name="Arial1" fo:language="en" fo:country="US" style:font-name-asian="Arial" style:language-asian="en" style:country-asian="US" style:font-name-complex="Arial" style:language-complex="en" style:country-complex="US"/>
    </style:style>
    <style:style style:name="P9" style:family="paragraph" style:parent-style-name="Text_20_body">
      <style:text-properties fo:font-variant="normal" fo:text-transform="none" fo:color="#000000" style:font-name="Arial1" fo:font-size="12pt" fo:letter-spacing="normal" fo:language="en" fo:country="US" fo:font-style="normal" fo:font-weight="normal" style:font-name-asian="Arial" style:font-size-asian="12pt" style:language-asian="en" style:country-asian="US" style:font-name-complex="Arial" style:font-size-complex="12pt" style:language-complex="en" style:country-complex="US"/>
    </style:style>
    <style:style style:name="P10" style:family="paragraph" style:parent-style-name="Text_20_body">
      <style:paragraph-properties fo:margin-left="0.5091in" fo:margin-right="0in" fo:text-indent="0in" style:auto-text-indent="false"/>
      <style:text-properties style:font-name="Arial1"/>
    </style:style>
    <style:style style:name="P11" style:family="paragraph" style:parent-style-name="Text_20_body">
      <style:paragraph-properties fo:margin-left="0.4854in" fo:margin-right="0in" fo:text-indent="0in" style:auto-text-indent="false"/>
      <style:text-properties style:font-name="Arial1"/>
    </style:style>
    <style:style style:name="P12" style:family="paragraph" style:parent-style-name="Heading_20_2">
      <style:text-properties style:font-name="Arial1"/>
    </style:style>
    <style:style style:name="P13" style:family="paragraph" style:parent-style-name="Heading_20_2">
      <style:text-properties style:font-name="Arial1" fo:language="en" fo:country="US" style:font-name-asian="Arial" style:language-asian="en" style:country-asian="US" style:font-name-complex="Arial" style:language-complex="en" style:country-complex="US"/>
    </style:style>
    <style:style style:name="P14" style:family="paragraph" style:parent-style-name="Heading_20_1">
      <style:text-properties style:font-name="Arial1" fo:font-size="22pt" style:font-size-asian="22pt" style:font-size-complex="22pt"/>
    </style:style>
    <style:style style:name="P15" style:family="paragraph" style:parent-style-name="Text_20_body">
      <style:text-properties style:font-name="Arial1"/>
    </style:style>
    <style:style style:name="P16" style:family="paragraph" style:parent-style-name="Text_20_body" style:list-style-name="L1">
      <style:text-properties style:font-name="Arial1"/>
    </style:style>
    <style:style style:name="P17" style:family="paragraph" style:parent-style-name="Text_20_body">
      <style:text-properties style:font-name="Arial1" fo:language="en" fo:country="US" style:font-name-asian="Arial" style:language-asian="en" style:country-asian="US" style:font-name-complex="Arial" style:language-complex="en" style:country-complex="US"/>
    </style:style>
    <style:style style:name="P18" style:family="paragraph" style:parent-style-name="Text_20_body" style:list-style-name="L14">
      <style:text-properties style:font-name="Arial1"/>
    </style:style>
    <style:style style:name="P19" style:family="paragraph" style:parent-style-name="Text_20_body" style:list-style-name="L15">
      <style:text-properties style:font-name="Arial1"/>
    </style:style>
    <style:style style:name="P20" style:family="paragraph" style:parent-style-name="Text_20_body">
      <style:text-properties style:font-name="Arial" fo:language="en" fo:country="US" style:font-name-asian="Arial" style:language-asian="en" style:country-asian="US" style:font-name-complex="Arial" style:language-complex="en" style:country-complex="US"/>
    </style:style>
    <style:style style:name="P21" style:family="paragraph" style:parent-style-name="Text_20_body" style:list-style-name="L2">
      <style:text-properties style:font-name="Arial" fo:language="en" fo:country="US" style:font-name-asian="Arial" style:language-asian="en" style:country-asian="US" style:font-name-complex="Arial" style:language-complex="en" style:country-complex="US"/>
    </style:style>
    <style:style style:name="P22" style:family="paragraph" style:parent-style-name="Text_20_body" style:list-style-name="L5">
      <style:text-properties style:font-name="Arial" fo:language="en" fo:country="US" style:font-name-asian="Arial" style:language-asian="en" style:country-asian="US" style:font-name-complex="Arial" style:language-complex="en" style:country-complex="US"/>
    </style:style>
    <style:style style:name="P23" style:family="paragraph" style:parent-style-name="Text_20_body" style:list-style-name="L7">
      <style:text-properties style:font-name="Arial" fo:language="en" fo:country="US" style:font-name-asian="Arial" style:language-asian="en" style:country-asian="US" style:font-name-complex="Arial" style:language-complex="en" style:country-complex="US"/>
    </style:style>
    <style:style style:name="P24" style:family="paragraph" style:parent-style-name="Text_20_body" style:list-style-name="L8">
      <style:text-properties style:font-name="Arial" fo:language="en" fo:country="US" style:font-name-asian="Arial" style:language-asian="en" style:country-asian="US" style:font-name-complex="Arial" style:language-complex="en" style:country-complex="US"/>
    </style:style>
    <style:style style:name="P25" style:family="paragraph" style:parent-style-name="Text_20_body" style:list-style-name="L9">
      <style:text-properties style:font-name="Arial" fo:language="en" fo:country="US" style:font-name-asian="Arial" style:language-asian="en" style:country-asian="US" style:font-name-complex="Arial" style:language-complex="en" style:country-complex="US"/>
    </style:style>
    <style:style style:name="P26" style:family="paragraph" style:parent-style-name="Text_20_body" style:list-style-name="L10">
      <style:text-properties style:font-name="Arial" fo:language="en" fo:country="US" style:font-name-asian="Arial" style:language-asian="en" style:country-asian="US" style:font-name-complex="Arial" style:language-complex="en" style:country-complex="US"/>
    </style:style>
    <style:style style:name="P27" style:family="paragraph" style:parent-style-name="Text_20_body" style:list-style-name="L11">
      <style:text-properties style:font-name="Arial" fo:language="en" fo:country="US" style:font-name-asian="Arial" style:language-asian="en" style:country-asian="US" style:font-name-complex="Arial" style:language-complex="en" style:country-complex="US"/>
    </style:style>
    <style:style style:name="P28" style:family="paragraph" style:parent-style-name="Text_20_body" style:list-style-name="L13">
      <style:text-properties style:font-name="Arial" fo:language="en" fo:country="US" style:font-name-asian="Arial" style:language-asian="en" style:country-asian="US" style:font-name-complex="Arial" style:language-complex="en" style:country-complex="US"/>
    </style:style>
    <style:style style:name="P29" style:family="paragraph" style:parent-style-name="Text_20_body" style:list-style-name="L4"/>
    <style:style style:name="P30" style:family="paragraph" style:parent-style-name="Text_20_body" style:list-style-name="L6"/>
    <style:style style:name="P31" style:family="paragraph" style:parent-style-name="Text_20_body" style:list-style-name="L12"/>
    <style:style style:name="P32" style:family="paragraph" style:parent-style-name="Text_20_body">
      <style:text-properties style:font-name="Arial1"/>
    </style:style>
    <style:style style:name="P33" style:family="paragraph" style:parent-style-name="Text_20_body">
      <style:text-properties fo:font-variant="normal" fo:text-transform="none" fo:color="#000000" style:font-name="Arial1" fo:font-size="12pt" fo:letter-spacing="normal" fo:language="en" fo:country="US" fo:font-style="normal" fo:font-weight="normal" style:font-name-asian="Arial" style:font-size-asian="12pt" style:language-asian="en" style:country-asian="US" style:font-name-complex="Arial" style:font-size-complex="12pt" style:language-complex="en" style:country-complex="US"/>
    </style:style>
    <style:style style:name="P34" style:family="paragraph" style:parent-style-name="Text_20_body" style:list-style-name="L1">
      <style:paragraph-properties fo:margin-top="0in" fo:margin-bottom="0in"/>
      <style:text-properties style:font-name="Arial1"/>
    </style:style>
    <style:style style:name="P35" style:family="paragraph" style:parent-style-name="Heading_20_3">
      <style:text-properties style:font-name="Arial1"/>
    </style:style>
    <style:style style:name="P36" style:family="paragraph" style:parent-style-name="Heading_20_3">
      <style:text-properties style:font-name="Arial1"/>
    </style:style>
    <style:style style:name="P37" style:family="paragraph" style:parent-style-name="Heading_20_2">
      <style:text-properties style:font-name="Arial1"/>
    </style:style>
    <style:style style:name="P38" style:family="paragraph" style:parent-style-name="Heading_20_2">
      <style:text-properties style:font-name="Arial1" fo:language="en" fo:country="US" style:font-name-asian="Arial" style:language-asian="en" style:country-asian="US" style:font-name-complex="Arial" style:language-complex="en" style:country-complex="US"/>
    </style:style>
    <style:style style:name="P39" style:family="paragraph" style:parent-style-name="Heading_20_2">
      <style:text-properties style:font-name="Arial1"/>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Contents_20_3">
      <style:paragraph-properties>
        <style:tab-stops>
          <style:tab-stop style:position="6.5319in" style:type="right" style:leader-style="dotted" style:leader-text="."/>
        </style:tab-stops>
      </style:paragraph-properties>
    </style:style>
    <style:style style:name="P43" style:family="paragraph" style:parent-style-name="Table_20_Contents">
      <style:text-properties style:font-name="Arial1"/>
    </style:style>
    <style:style style:name="P44" style:family="paragraph" style:parent-style-name="Table_20_Contents">
      <style:text-properties style:font-name="Arial1" fo:font-size="10pt" style:font-size-asian="10pt" style:font-size-complex="10pt"/>
    </style:style>
    <style:style style:name="T1" style:family="text">
      <style:text-properties style:font-name="Courier 10 Pitch"/>
    </style:style>
    <style:style style:name="T2" style:family="text"/>
    <style:style style:name="T3" style:family="text">
      <style:text-properties style:font-name="Arial1" fo:language="en" fo:country="US" style:font-name-asian="Arial" style:language-asian="en" style:country-asian="US" style:font-name-complex="Arial" style:language-complex="en" style:country-complex="US"/>
    </style:style>
    <style:style style:name="T4" style:family="text">
      <style:text-properties fo:language="en" fo:country="US" style:font-name-asian="Arial" style:language-asian="en" style:country-asian="US" style:font-name-complex="Arial" style:language-complex="en" style:country-complex="US"/>
    </style:style>
    <style:style style:name="T5" style:family="text">
      <style:text-properties style:font-name="Arial1"/>
    </style:style>
    <style:style style:name="T6" style:family="text">
      <style:text-properties style:font-name="Courier 10 Pitch" style:text-underline-style="none"/>
    </style:style>
    <style:style style:name="T7" style:family="text">
      <style:text-properties fo:font-variant="normal" fo:text-transform="none" fo:color="#000000" fo:font-size="12pt" fo:letter-spacing="normal" fo:language="en" fo:country="US" fo:font-style="normal" fo:font-weight="normal" style:font-name-asian="Arial" style:font-size-asian="12pt" style:language-asian="en" style:country-asian="US" style:font-name-complex="Arial" style:font-size-complex="12pt" style:language-complex="en" style:country-complex="US"/>
    </style:style>
    <style:style style:name="T8" style:family="text">
      <style:text-properties fo:font-variant="normal" fo:text-transform="none" fo:color="#000000" fo:font-size="12pt" fo:letter-spacing="normal" fo:font-style="normal" fo:font-weight="normal" style:font-size-asian="12pt" style:font-size-complex="12pt"/>
    </style:style>
    <style:style style:name="T9" style:family="text">
      <style:text-properties fo:language="en" fo:country="US"/>
    </style:style>
    <style:style style:name="T10" style:family="text">
      <style:text-properties fo:language="en" fo:country="US" style:font-name-asian="Arial" style:language-asian="en" style:country-asian="US" style:font-name-complex="Arial" style:language-complex="en" style:country-complex="US"/>
    </style:style>
    <style:style style:name="T11" style:family="text">
      <style:text-properties style:font-name="Arial1"/>
    </style:style>
    <style:style style:name="T12" style:family="text">
      <style:text-properties style:font-name="Arial1" fo:language="en" fo:country="US" style:font-name-asian="Arial" style:language-asian="en" style:country-asian="US" style:font-name-complex="Arial" style:language-complex="en" style:country-complex="US"/>
    </style:style>
    <style:style style:name="T13" style:family="text">
      <style:text-properties style:font-name="Arial"/>
    </style:style>
    <style:style style:name="T14" style:family="text">
      <style:text-properties style:font-name-asian="Arial"/>
    </style:style>
    <style:style style:name="T15" style:family="text">
      <style:text-properties style:language-asian="en" style:country-asian="US"/>
    </style:style>
    <style:style style:name="T16" style:family="text">
      <style:text-properties style:font-name-complex="Arial"/>
    </style:style>
    <style:style style:name="T17" style:family="text">
      <style:text-properties style:language-complex="en" style:country-complex="US"/>
    </style:style>
    <style:style style:name="T18" style:family="text">
      <style:text-properties style:font-name="Courier 10 Pitch"/>
    </style:style>
    <style:style style:name="T19" style:family="text">
      <style:text-properties style:font-name="Courier 10 Pitch" style:text-underline-style="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30453472" text:id="ct30453472">
          <text:format-change>
            <office:change-info>
              <dc:creator>Unknown Author</dc:creator>
              <dc:date>2011-10-20T14:08:00</dc:date>
            </office:change-info>
          </text:format-change>
        </text:changed-region>
        <text:changed-region xml:id="ct30453760" text:id="ct30453760">
          <text:insertion>
            <office:change-info>
              <dc:creator>Unknown Author</dc:creator>
              <dc:date>2011-10-20T14:10:00</dc:date>
            </office:change-info>
          </text:insertion>
        </text:changed-region>
        <text:changed-region xml:id="ct140082575740192" text:id="ct140082575740192">
          <text:insertion>
            <office:change-info>
              <dc:creator>Unknown Author</dc:creator>
              <dc:date>2011-10-21T09:44:00</dc:date>
            </office:change-info>
          </text:insertion>
        </text:changed-region>
        <text:changed-region xml:id="ct53556000" text:id="ct53556000">
          <text:deletion>
            <office:change-info>
              <dc:creator>Unknown Author</dc:creator>
              <dc:date>2011-10-21T09:42:00</dc:date>
            </office:change-info>
            <text:p text:style-name="Standard">Novell</text:p>
          </text:deletion>
        </text:changed-region>
        <text:changed-region xml:id="ct29406816" text:id="ct29406816">
          <text:insertion>
            <office:change-info>
              <dc:creator>Unknown Author</dc:creator>
              <dc:date>2011-10-21T09:42:00</dc:date>
            </office:change-info>
          </text:insertion>
        </text:changed-region>
        <text:changed-region xml:id="ct87110800" text:id="ct87110800">
          <text:deletion>
            <office:change-info>
              <dc:creator>Unknown Author</dc:creator>
              <dc:date>2011-10-21T09:42:00</dc:date>
            </office:change-info>
            <text:p text:style-name="Standard">Novell</text:p>
          </text:deletion>
        </text:changed-region>
        <text:changed-region xml:id="ct89002048" text:id="ct89002048">
          <text:insertion>
            <office:change-info>
              <dc:creator>Unknown Author</dc:creator>
              <dc:date>2011-10-21T09:42:00</dc:date>
            </office:change-info>
          </text:insertion>
        </text:changed-region>
        <text:changed-region xml:id="ct101670256" text:id="ct101670256">
          <text:deletion>
            <office:change-info>
              <dc:creator>Unknown Author</dc:creator>
              <dc:date>2011-10-21T09:42:00</dc:date>
            </office:change-info>
            <text:p text:style-name="Standard">Novell</text:p>
          </text:deletion>
        </text:changed-region>
        <text:changed-region xml:id="ct87154464" text:id="ct87154464">
          <text:insertion>
            <office:change-info>
              <dc:creator>Unknown Author</dc:creator>
              <dc:date>2011-10-21T09:42:00</dc:date>
            </office:change-info>
          </text:insertion>
        </text:changed-region>
        <text:changed-region xml:id="ct58530432" text:id="ct58530432">
          <text:insertion>
            <office:change-info>
              <dc:creator>Unknown Author</dc:creator>
              <dc:date>2011-10-21T09:43:00</dc:date>
            </office:change-info>
          </text:insertion>
        </text:changed-region>
        <text:changed-region xml:id="ct101805680" text:id="ct101805680">
          <text:deletion>
            <office:change-info>
              <dc:creator>Unknown Author</dc:creator>
              <dc:date>2011-10-21T09:43:00</dc:date>
            </office:change-info>
            <text:p text:style-name="Standard"><text:span text:style-name="T1"><text:s/></text:span><text:a xlink:type="simple" xlink:href="http://www.novell.com/linux/source/"><text:span text:style-name="T1">http://www.novell.com/linux/source/</text:span></text:a><text:span text:style-name="T1">.</text:span></text:p>
          </text:deletion>
        </text:changed-region>
        <text:changed-region xml:id="ct140082575683856" text:id="ct140082575683856">
          <text:insertion>
            <office:change-info>
              <dc:creator>Unknown Author</dc:creator>
              <dc:date>2011-10-21T09:43:00</dc:date>
            </office:change-info>
          </text:insertion>
        </text:changed-region>
        <text:changed-region xml:id="ct47949168" text:id="ct47949168">
          <text:deletion>
            <office:change-info>
              <dc:creator>Unknown Author</dc:creator>
              <dc:date>2011-10-21T09:42:00</dc:date>
            </office:change-info>
            <text:p text:style-name="Standard">Novell</text:p>
          </text:deletion>
        </text:changed-region>
        <text:changed-region xml:id="ct58014528" text:id="ct58014528">
          <text:insertion>
            <office:change-info>
              <dc:creator>Unknown Author</dc:creator>
              <dc:date>2011-10-21T09:42:00</dc:date>
            </office:change-info>
          </text:insertion>
        </text:changed-region>
        <text:changed-region xml:id="ct46880560" text:id="ct46880560">
          <text:deletion>
            <office:change-info>
              <dc:creator>Unknown Author</dc:creator>
              <dc:date>2011-10-21T09:42:00</dc:date>
            </office:change-info>
            <text:p text:style-name="Standard">Novell</text:p>
          </text:deletion>
        </text:changed-region>
        <text:changed-region xml:id="ct87026800" text:id="ct87026800">
          <text:insertion>
            <office:change-info>
              <dc:creator>Unknown Author</dc:creator>
              <dc:date>2011-10-21T09:42:00</dc:date>
            </office:change-info>
          </text:insertion>
        </text:changed-region>
        <text:changed-region xml:id="ct59905488" text:id="ct59905488">
          <text:deletion>
            <office:change-info>
              <dc:creator>Unknown Author</dc:creator>
              <dc:date>2011-10-21T09:42:00</dc:date>
            </office:change-info>
            <text:p text:style-name="Standard">Novell</text:p>
          </text:deletion>
        </text:changed-region>
        <text:changed-region xml:id="ct53277456" text:id="ct53277456">
          <text:insertion>
            <office:change-info>
              <dc:creator>Unknown Author</dc:creator>
              <dc:date>2011-10-21T09:42:00</dc:date>
            </office:change-info>
          </text:insertion>
        </text:changed-region>
        <text:changed-region xml:id="ct86993840" text:id="ct86993840">
          <text:format-change>
            <office:change-info>
              <dc:creator>Unknown Author</dc:creator>
              <dc:date>2011-10-21T09:43:00</dc:date>
            </office:change-info>
          </text:format-change>
        </text:changed-region>
        <text:changed-region xml:id="ct87113696" text:id="ct87113696">
          <text:deletion>
            <office:change-info>
              <dc:creator>Unknown Author</dc:creator>
              <dc:date>2011-10-21T09:43:00</dc:date>
            </office:change-info>
            <text:p text:style-name="Standard"><text:span text:style-name="T1">novell</text:span></text:p>
          </text:deletion>
        </text:changed-region>
        <text:changed-region xml:id="ct60004992" text:id="ct60004992">
          <text:insertion>
            <office:change-info>
              <dc:creator>Unknown Author</dc:creator>
              <dc:date>2011-10-21T09:43:00</dc:date>
            </office:change-info>
          </text:insertion>
        </text:changed-region>
        <text:changed-region xml:id="ct59995376" text:id="ct59995376">
          <text:format-change>
            <office:change-info>
              <dc:creator>Unknown Author</dc:creator>
              <dc:date>2011-10-21T09:43:00</dc:date>
            </office:change-info>
          </text:format-change>
        </text:changed-region>
        <text:changed-region xml:id="ct58558464" text:id="ct58558464">
          <text:deletion>
            <office:change-info>
              <dc:creator>Unknown Author</dc:creator>
              <dc:date>2011-10-21T09:43:00</dc:date>
            </office:change-info>
            <text:p text:style-name="Standard"><text:a xlink:type="simple" xlink:href="http://www.novell.com/linux/source/">http://www.novell.com/linux/source/</text:a>.</text:p>
          </text:deletion>
        </text:changed-region>
        <text:changed-region xml:id="ct140082575755440" text:id="ct140082575755440">
          <text:insertion>
            <office:change-info>
              <dc:creator>Unknown Author</dc:creator>
              <dc:date>2011-10-21T09:43:00</dc:date>
            </office:change-info>
          </text:insertion>
        </text:changed-region>
        <text:changed-region xml:id="ct30775408" text:id="ct30775408">
          <text:deletion>
            <office:change-info>
              <dc:creator>Unknown Author</dc:creator>
              <dc:date>2011-10-21T09:42:00</dc:date>
            </office:change-info>
            <text:p text:style-name="Standard">Novell</text:p>
          </text:deletion>
        </text:changed-region>
        <text:changed-region xml:id="ct58545408" text:id="ct58545408">
          <text:insertion>
            <office:change-info>
              <dc:creator>Unknown Author</dc:creator>
              <dc:date>2011-10-21T09:42:00</dc:date>
            </office:change-info>
          </text:insertion>
        </text:changed-region>
        <text:changed-region xml:id="ct30531360" text:id="ct30531360">
          <text:insertion>
            <office:change-info>
              <dc:creator>Unknown Author</dc:creator>
              <dc:date>2011-10-20T14:09:00</dc:date>
            </office:change-info>
          </text:insertion>
        </text:changed-region>
        <text:changed-region xml:id="ct53049120" text:id="ct53049120">
          <text:deletion>
            <office:change-info>
              <dc:creator>Unknown Author</dc:creator>
              <dc:date>2011-10-21T09:44:00</dc:date>
            </office:change-info>
            <text:p text:style-name="P1">Novell</text:p>
          </text:deletion>
        </text:changed-region>
        <text:changed-region xml:id="ct140082978173296" text:id="ct140082978173296">
          <text:insertion>
            <office:change-info>
              <dc:creator>Unknown Author</dc:creator>
              <dc:date>2011-10-21T09:44:00</dc:date>
            </office:change-info>
          </text:insertion>
        </text:changed-region>
        <text:changed-region xml:id="ct86980752" text:id="ct86980752">
          <text:deletion>
            <office:change-info>
              <dc:creator>Unknown Author</dc:creator>
              <dc:date>2011-10-21T09:40:00</dc:date>
            </office:change-info>
            <text:p text:style-name="P2"/>
            <text:p text:style-name="P2"/>
          </text:deletion>
        </text:changed-region>
        <text:changed-region xml:id="ct86994144" text:id="ct86994144">
          <text:deletion>
            <office:change-info>
              <dc:creator>Unknown Author</dc:creator>
              <dc:date>2011-10-21T09:40:00</dc:date>
            </office:change-info>
            <text:p text:style-name="P2"/>
            <text:p text:style-name="P2"/>
          </text:deletion>
        </text:changed-region>
        <text:changed-region xml:id="ct30580896" text:id="ct30580896">
          <text:deletion>
            <office:change-info>
              <dc:creator>Unknown Author</dc:creator>
              <dc:date>2011-10-20T14:17:00</dc:date>
            </office:change-info>
            <text:h text:style-name="P3" text:outline-level="2">grubby vs. perl-bootloader</text:h>
            <text:p text:style-name="P4"><text:span text:style-name="T3">The package 'grubby' from the SLES 11 SP1 Client Tools channel is required for re-provisioning only. Installation of 'grubby' on a SLES 11 SP1 system outside the re-provisioning use-case will conflict with 'perl-bootloader' and might lead to failure on kernel updates.</text:span></text:p>
          </text:deletion>
        </text:changed-region>
        <text:changed-region xml:id="ct58466112" text:id="ct58466112">
          <text:deletion>
            <office:change-info>
              <dc:creator>Unknown Author</dc:creator>
              <dc:date>2011-10-21T09:40:00</dc:date>
            </office:change-info>
            <text:p text:style-name="P4"><text:span text:style-name="T3"/></text:p>
            <text:p text:style-name="P2"/>
            <text:p text:style-name="P4"><text:span text:style-name="T3"/></text:p>
          </text:deletion>
        </text:changed-region>
        <text:changed-region xml:id="ct53019344" text:id="ct53019344">
          <text:format-change>
            <office:change-info>
              <dc:creator>Unknown Author</dc:creator>
              <dc:date>2011-10-21T09:41:00</dc:date>
            </office:change-info>
          </text:format-change>
        </text:changed-region>
        <text:changed-region xml:id="ct58539648" text:id="ct58539648">
          <text:deletion>
            <office:change-info>
              <dc:creator>Unknown Author</dc:creator>
              <dc:date>2011-10-21T09:41:00</dc:date>
            </office:change-info>
            <text:p text:style-name="P4"><text:span text:style-name="T4"/></text:p>
            <text:p text:style-name="P4"><text:span text:style-name="T4"/></text:p>
          </text:deletion>
        </text:changed-region>
        <text:changed-region xml:id="ct53239632" text:id="ct53239632">
          <text:insertion>
            <office:change-info>
              <dc:creator>Unknown Author</dc:creator>
              <dc:date>2011-10-21T09:15:00</dc:date>
            </office:change-info>
          </text:insertion>
        </text:changed-region>
        <text:changed-region xml:id="ct140082977496144" text:id="ct140082977496144">
          <text:insertion>
            <office:change-info>
              <dc:creator>Unknown Author</dc:creator>
              <dc:date>2011-10-21T09:16:00</dc:date>
            </office:change-info>
          </text:insertion>
        </text:changed-region>
        <text:changed-region xml:id="ct57984576" text:id="ct57984576">
          <text:insertion>
            <office:change-info>
              <dc:creator>Unknown Author</dc:creator>
              <dc:date>2011-10-21T09:47:00</dc:date>
            </office:change-info>
          </text:insertion>
        </text:changed-region>
        <text:changed-region xml:id="ct101824176" text:id="ct101824176">
          <text:insertion>
            <office:change-info>
              <dc:creator>Unknown Author</dc:creator>
              <dc:date>2011-10-21T09:48:00</dc:date>
            </office:change-info>
          </text:insertion>
        </text:changed-region>
        <text:changed-region xml:id="ct87140720" text:id="ct87140720">
          <text:deletion>
            <office:change-info>
              <dc:creator>Unknown Author</dc:creator>
              <dc:date>2011-10-21T09:41:00</dc:date>
            </office:change-info>
            <text:p text:style-name="P4"/>
            <text:p text:style-name="P4"/>
          </text:deletion>
        </text:changed-region>
        <text:changed-region xml:id="ct57998784" text:id="ct57998784">
          <text:insertion>
            <office:change-info>
              <dc:creator>Unknown Author</dc:creator>
              <dc:date>2011-10-21T09:41:00</dc:date>
            </office:change-info>
          </text:insertion>
        </text:changed-region>
        <text:changed-region xml:id="ct58500336" text:id="ct58500336">
          <text:deletion>
            <office:change-info>
              <dc:creator>Unknown Author</dc:creator>
              <dc:date>2011-10-21T09:41:00</dc:date>
            </office:change-info>
            <text:h text:style-name="P5" text:outline-level="2"/>
            <text:h text:style-name="P5" text:outline-level="2"/>
          </text:deletion>
        </text:changed-region>
        <text:changed-region xml:id="ct101732160" text:id="ct101732160">
          <text:format-change>
            <office:change-info>
              <dc:creator>Unknown Author</dc:creator>
              <dc:date>2011-10-21T09:41:00</dc:date>
            </office:change-info>
          </text:format-change>
        </text:changed-region>
        <text:changed-region xml:id="ct53298528" text:id="ct53298528">
          <text:deletion>
            <office:change-info>
              <dc:creator>Unknown Author</dc:creator>
              <dc:date>2011-10-21T09:19:00</dc:date>
            </office:change-info>
            <text:p text:style-name="Text_20_body"><text:a xlink:type="simple" xlink:href="http://www.novell.com/linux/source/"><text:span text:style-name="T5">http://www.novell.com/documentation/</text:span></text:a></text:p>
          </text:deletion>
        </text:changed-region>
        <text:changed-region xml:id="ct58408720" text:id="ct58408720">
          <text:deletion>
            <office:change-info>
              <dc:creator>Unknown Author</dc:creator>
              <dc:date>2011-10-21T09:41:00</dc:date>
            </office:change-info>
            <text:p text:style-name="Text_20_body"><text:span text:style-name="T5"><text:s/></text:span></text:p>
          </text:deletion>
        </text:changed-region>
        <text:changed-region xml:id="ct140082976813008" text:id="ct140082976813008">
          <text:insertion>
            <office:change-info>
              <dc:creator>Unknown Author</dc:creator>
              <dc:date>2011-10-21T09:19:00</dc:date>
            </office:change-info>
          </text:insertion>
        </text:changed-region>
        <text:changed-region xml:id="ct53345840" text:id="ct53345840">
          <text:format-change>
            <office:change-info>
              <dc:creator>Unknown Author</dc:creator>
              <dc:date>2011-10-21T09:25:00</dc:date>
            </office:change-info>
          </text:format-change>
        </text:changed-region>
        <text:changed-region xml:id="ct53686576" text:id="ct53686576">
          <text:deletion>
            <office:change-info>
              <dc:creator>Unknown Author</dc:creator>
              <dc:date>2011-10-21T09:20:00</dc:date>
            </office:change-info>
            <text:p text:style-name="Text_20_body"><text:a xlink:type="simple" xlink:href="http://www.novell.com/linux/releasenotes"><text:span text:style-name="T6">novell</text:span></text:a></text:p>
          </text:deletion>
        </text:changed-region>
        <text:changed-region xml:id="ct140082976487424" text:id="ct140082976487424">
          <text:insertion>
            <office:change-info>
              <dc:creator>Unknown Author</dc:creator>
              <dc:date>2011-10-21T09:20:00</dc:date>
            </office:change-info>
          </text:insertion>
        </text:changed-region>
        <text:changed-region xml:id="ct47163872" text:id="ct47163872">
          <text:format-change>
            <office:change-info>
              <dc:creator>Unknown Author</dc:creator>
              <dc:date>2011-10-21T09:25:00</dc:date>
            </office:change-info>
          </text:format-change>
        </text:changed-region>
        <text:changed-region xml:id="ct46853216" text:id="ct46853216">
          <text:deletion>
            <office:change-info>
              <dc:creator>Unknown Author</dc:creator>
              <dc:date>2011-10-21T09:21:00</dc:date>
            </office:change-info>
            <text:p text:style-name="Text_20_body"><text:a xlink:type="simple" xlink:href="http://www.novell.com/linux/releasenotes"><text:span text:style-name="T6">linux</text:span></text:a></text:p>
          </text:deletion>
        </text:changed-region>
        <text:changed-region xml:id="ct53193184" text:id="ct53193184">
          <text:insertion>
            <office:change-info>
              <dc:creator>Unknown Author</dc:creator>
              <dc:date>2011-10-21T09:21:00</dc:date>
            </office:change-info>
          </text:insertion>
        </text:changed-region>
        <text:changed-region xml:id="ct47923552" text:id="ct47923552">
          <text:format-change>
            <office:change-info>
              <dc:creator>Unknown Author</dc:creator>
              <dc:date>2011-10-21T09:25:00</dc:date>
            </office:change-info>
          </text:format-change>
        </text:changed-region>
        <text:changed-region xml:id="ct53175808" text:id="ct53175808">
          <text:insertion>
            <office:change-info>
              <dc:creator>Unknown Author</dc:creator>
              <dc:date>2011-10-21T09:23:00</dc:date>
            </office:change-info>
          </text:insertion>
        </text:changed-region>
        <text:changed-region xml:id="ct53243888" text:id="ct53243888">
          <text:format-change>
            <office:change-info>
              <dc:creator>Unknown Author</dc:creator>
              <dc:date>2011-10-21T09:25:00</dc:date>
            </office:change-info>
          </text:format-change>
        </text:changed-region>
        <text:changed-region xml:id="ct53231248" text:id="ct53231248">
          <text:deletion>
            <office:change-info>
              <dc:creator>Unknown Author</dc:creator>
              <dc:date>2011-10-21T09:21:00</dc:date>
            </office:change-info>
            <text:p text:style-name="Text_20_body"><text:a xlink:type="simple" xlink:href="http://www.novell.com/linux"><text:span text:style-name="T1">novell</text:span></text:a></text:p>
          </text:deletion>
        </text:changed-region>
        <text:changed-region xml:id="ct140082976385376" text:id="ct140082976385376">
          <text:insertion>
            <office:change-info>
              <dc:creator>Unknown Author</dc:creator>
              <dc:date>2011-10-21T09:21:00</dc:date>
            </office:change-info>
          </text:insertion>
        </text:changed-region>
        <text:changed-region xml:id="ct47933968" text:id="ct47933968">
          <text:format-change>
            <office:change-info>
              <dc:creator>Unknown Author</dc:creator>
              <dc:date>2011-10-21T09:25:00</dc:date>
            </office:change-info>
          </text:format-change>
        </text:changed-region>
        <text:changed-region xml:id="ct46747648" text:id="ct46747648">
          <text:deletion>
            <office:change-info>
              <dc:creator>Unknown Author</dc:creator>
              <dc:date>2011-10-21T09:21:00</dc:date>
            </office:change-info>
            <text:p text:style-name="Text_20_body"><text:a xlink:type="simple" xlink:href="http://www.novell.com/linux"><text:span text:style-name="T1">/linux</text:span></text:a></text:p>
          </text:deletion>
        </text:changed-region>
        <text:changed-region xml:id="ct46918496" text:id="ct46918496">
          <text:deletion>
            <office:change-info>
              <dc:creator>Unknown Author</dc:creator>
              <dc:date>2011-10-21T09:21:00</dc:date>
            </office:change-info>
            <text:p text:style-name="Text_20_body"><text:span text:style-name="T5">Novell</text:span></text:p>
          </text:deletion>
        </text:changed-region>
        <text:changed-region xml:id="ct140082976861312" text:id="ct140082976861312">
          <text:insertion>
            <office:change-info>
              <dc:creator>Unknown Author</dc:creator>
              <dc:date>2011-10-21T09:21:00</dc:date>
            </office:change-info>
          </text:insertion>
        </text:changed-region>
        <text:changed-region xml:id="ct47182736" text:id="ct47182736">
          <text:deletion>
            <office:change-info>
              <dc:creator>Unknown Author</dc:creator>
              <dc:date>2011-10-21T09:23:00</dc:date>
            </office:change-info>
            <text:p text:style-name="Text_20_body"><text:a xlink:type="simple" xlink:href="http://www.novell.com/linux/source/"><text:span text:style-name="T1">http://www.novell.com/linux/source/</text:span></text:a></text:p>
          </text:deletion>
        </text:changed-region>
        <text:changed-region xml:id="ct101676208" text:id="ct101676208">
          <text:insertion>
            <office:change-info>
              <dc:creator>Unknown Author</dc:creator>
              <dc:date>2011-10-21T09:38:00</dc:date>
            </office:change-info>
          </text:insertion>
        </text:changed-region>
        <text:changed-region xml:id="ct53410976" text:id="ct53410976">
          <text:format-change>
            <office:change-info>
              <dc:creator>Unknown Author</dc:creator>
              <dc:date>2011-10-21T09:25:00</dc:date>
            </office:change-info>
          </text:format-change>
        </text:changed-region>
        <text:changed-region xml:id="ct140082978107504" text:id="ct140082978107504">
          <text:insertion>
            <office:change-info>
              <dc:creator>Unknown Author</dc:creator>
              <dc:date>2011-10-21T09:34:00</dc:date>
            </office:change-info>
          </text:insertion>
        </text:changed-region>
        <text:changed-region xml:id="ct53510432" text:id="ct53510432">
          <text:insertion>
            <office:change-info>
              <dc:creator>Unknown Author</dc:creator>
              <dc:date>2011-10-21T09:30:00</dc:date>
            </office:change-info>
          </text:insertion>
        </text:changed-region>
        <text:changed-region xml:id="ct53222608" text:id="ct53222608">
          <text:insertion>
            <office:change-info>
              <dc:creator>Unknown Author</dc:creator>
              <dc:date>2011-10-21T09:31:00</dc:date>
            </office:change-info>
          </text:insertion>
        </text:changed-region>
        <text:changed-region xml:id="ct53390240" text:id="ct53390240">
          <text:deletion>
            <office:change-info>
              <dc:creator>Unknown Author</dc:creator>
              <dc:date>2011-10-21T09:30:00</dc:date>
            </office:change-info>
            <text:p text:style-name="P4">Novell, Inc.</text:p>
          </text:deletion>
        </text:changed-region>
        <text:changed-region xml:id="ct53380016" text:id="ct53380016">
          <text:insertion>
            <office:change-info>
              <dc:creator>Unknown Author</dc:creator>
              <dc:date>2011-10-21T09:31:00</dc:date>
            </office:change-info>
          </text:insertion>
        </text:changed-region>
        <text:changed-region xml:id="ct45475952" text:id="ct45475952">
          <text:deletion>
            <office:change-info>
              <dc:creator>Unknown Author</dc:creator>
              <dc:date>2011-10-21T09:31:00</dc:date>
            </office:change-info>
            <text:p text:style-name="P4">Novell, Inc.</text:p>
          </text:deletion>
        </text:changed-region>
        <text:changed-region xml:id="ct47217360" text:id="ct47217360">
          <text:insertion>
            <office:change-info>
              <dc:creator>Unknown Author</dc:creator>
              <dc:date>2011-10-21T09:31:00</dc:date>
            </office:change-info>
          </text:insertion>
        </text:changed-region>
        <text:changed-region xml:id="ct53411264" text:id="ct53411264">
          <text:deletion>
            <office:change-info>
              <dc:creator>Unknown Author</dc:creator>
              <dc:date>2011-10-21T09:31:00</dc:date>
            </office:change-info>
            <text:p text:style-name="P4">Novell, Inc.</text:p>
          </text:deletion>
        </text:changed-region>
        <text:changed-region xml:id="ct47941632" text:id="ct47941632">
          <text:insertion>
            <office:change-info>
              <dc:creator>Unknown Author</dc:creator>
              <dc:date>2011-10-21T09:31:00</dc:date>
            </office:change-info>
          </text:insertion>
        </text:changed-region>
        <text:changed-region xml:id="ct53511248" text:id="ct53511248">
          <text:deletion>
            <office:change-info>
              <dc:creator>Unknown Author</dc:creator>
              <dc:date>2011-10-21T09:31:00</dc:date>
            </office:change-info>
            <text:p text:style-name="P4">Novell, Inc.</text:p>
          </text:deletion>
        </text:changed-region>
        <text:changed-region xml:id="ct53628912" text:id="ct53628912">
          <text:insertion>
            <office:change-info>
              <dc:creator>Unknown Author</dc:creator>
              <dc:date>2011-10-21T09:31:00</dc:date>
            </office:change-info>
          </text:insertion>
        </text:changed-region>
        <text:changed-region xml:id="ct53410688" text:id="ct53410688">
          <text:deletion>
            <office:change-info>
              <dc:creator>Unknown Author</dc:creator>
              <dc:date>2011-10-21T09:31:00</dc:date>
            </office:change-info>
            <text:p text:style-name="P4">Novell</text:p>
          </text:deletion>
        </text:changed-region>
        <text:changed-region xml:id="ct53366432" text:id="ct53366432">
          <text:deletion>
            <office:change-info>
              <dc:creator>Unknown Author</dc:creator>
              <dc:date>2011-10-21T09:31:00</dc:date>
            </office:change-info>
            <text:p text:style-name="Text_20_body"><text:a xlink:type="simple" xlink:href="http://www.novell.com/info/exports/"><text:span text:style-name="T5">http://www.novell.com/info/exports/</text:span></text:a></text:p>
          </text:deletion>
        </text:changed-region>
        <text:changed-region xml:id="ct140082976870784" text:id="ct140082976870784">
          <text:insertion>
            <office:change-info>
              <dc:creator>Unknown Author</dc:creator>
              <dc:date>2011-10-21T09:31:00</dc:date>
            </office:change-info>
          </text:insertion>
        </text:changed-region>
        <text:changed-region xml:id="ct46873472" text:id="ct46873472">
          <text:insertion>
            <office:change-info>
              <dc:creator>Unknown Author</dc:creator>
              <dc:date>2011-10-21T09:32:00</dc:date>
            </office:change-info>
          </text:insertion>
        </text:changed-region>
        <text:changed-region xml:id="ct46913248" text:id="ct46913248">
          <text:insertion>
            <office:change-info>
              <dc:creator>Unknown Author</dc:creator>
              <dc:date>2011-10-21T09:32:00</dc:date>
            </office:change-info>
          </text:insertion>
        </text:changed-region>
        <text:changed-region xml:id="ct53416816" text:id="ct53416816">
          <text:deletion>
            <office:change-info>
              <dc:creator>Unknown Author</dc:creator>
              <dc:date>2011-10-21T09:32:00</dc:date>
            </office:change-info>
            <text:p text:style-name="Text_20_body"><text:span text:style-name="T5">Novell</text:span></text:p>
          </text:deletion>
        </text:changed-region>
        <text:changed-region xml:id="ct46860432" text:id="ct46860432">
          <text:insertion>
            <office:change-info>
              <dc:creator>Unknown Author</dc:creator>
              <dc:date>2011-10-21T09:32:00</dc:date>
            </office:change-info>
          </text:insertion>
        </text:changed-region>
        <text:changed-region xml:id="ct53027104" text:id="ct53027104">
          <text:deletion>
            <office:change-info>
              <dc:creator>Unknown Author</dc:creator>
              <dc:date>2011-10-21T09:32:00</dc:date>
            </office:change-info>
            <text:p text:style-name="Text_20_body"><text:span text:style-name="T5"><text:s/>Novell</text:span></text:p>
          </text:deletion>
        </text:changed-region>
        <text:changed-region xml:id="ct49444528" text:id="ct49444528">
          <text:insertion>
            <office:change-info>
              <dc:creator>Unknown Author</dc:creator>
              <dc:date>2011-10-21T09:32:00</dc:date>
            </office:change-info>
          </text:insertion>
        </text:changed-region>
        <text:changed-region xml:id="ct53018736" text:id="ct53018736">
          <text:deletion>
            <office:change-info>
              <dc:creator>Unknown Author</dc:creator>
              <dc:date>2011-10-21T09:32:00</dc:date>
            </office:change-info>
            <text:p text:style-name="P4">0</text:p>
          </text:deletion>
        </text:changed-region>
        <text:changed-region xml:id="ct49553184" text:id="ct49553184">
          <text:deletion>
            <office:change-info>
              <dc:creator>Unknown Author</dc:creator>
              <dc:date>2011-10-21T09:32:00</dc:date>
            </office:change-info>
            <text:p text:style-name="P4">Novell, Inc</text:p>
          </text:deletion>
        </text:changed-region>
        <text:changed-region xml:id="ct140082977101344" text:id="ct140082977101344">
          <text:insertion>
            <office:change-info>
              <dc:creator>Unknown Author</dc:creator>
              <dc:date>2011-10-21T09:32:00</dc:date>
            </office:change-info>
          </text:insertion>
        </text:changed-region>
        <text:changed-region xml:id="ct140082977043456" text:id="ct140082977043456">
          <text:insertion>
            <office:change-info>
              <dc:creator>Unknown Author</dc:creator>
              <dc:date>2011-10-21T09:32:00</dc:date>
            </office:change-info>
          </text:insertion>
        </text:changed-region>
        <text:changed-region xml:id="ct140082977104304" text:id="ct140082977104304">
          <text:deletion>
            <office:change-info>
              <dc:creator>Unknown Author</dc:creator>
              <dc:date>2011-10-21T09:32:00</dc:date>
            </office:change-info>
            <text:p text:style-name="Text_20_body"><text:span text:style-name="T5">Novell, Inc.</text:span></text:p>
          </text:deletion>
        </text:changed-region>
        <text:changed-region xml:id="ct140082976744192" text:id="ct140082976744192">
          <text:insertion>
            <office:change-info>
              <dc:creator>Unknown Author</dc:creator>
              <dc:date>2011-10-21T09:33:00</dc:date>
            </office:change-info>
          </text:insertion>
        </text:changed-region>
        <text:changed-region xml:id="ct140082977182528" text:id="ct140082977182528">
          <text:deletion>
            <office:change-info>
              <dc:creator>Unknown Author</dc:creator>
              <dc:date>2011-10-21T09:33:00</dc:date>
            </office:change-info>
            <text:p text:style-name="Text_20_body"><text:span text:style-name="T5">Novell</text:span></text:p>
          </text:deletion>
        </text:changed-region>
        <text:changed-region xml:id="ct140082977120048" text:id="ct140082977120048">
          <text:insertion>
            <office:change-info>
              <dc:creator>Unknown Author</dc:creator>
              <dc:date>2011-10-21T09:33:00</dc:date>
            </office:change-info>
          </text:insertion>
        </text:changed-region>
        <text:changed-region xml:id="ct140082977186720" text:id="ct140082977186720">
          <text:deletion>
            <office:change-info>
              <dc:creator>Unknown Author</dc:creator>
              <dc:date>2011-10-21T09:33:00</dc:date>
            </office:change-info>
            <text:p text:style-name="Text_20_body"><text:span text:style-name="T5">Novell</text:span></text:p>
          </text:deletion>
        </text:changed-region>
        <text:changed-region xml:id="ct140082977184176" text:id="ct140082977184176">
          <text:insertion>
            <office:change-info>
              <dc:creator>Unknown Author</dc:creator>
              <dc:date>2011-10-21T09:34:00</dc:date>
            </office:change-info>
          </text:insertion>
        </text:changed-region>
        <text:changed-region xml:id="ct140082976987456" text:id="ct140082976987456">
          <text:deletion>
            <office:change-info>
              <dc:creator>Unknown Author</dc:creator>
              <dc:date>2011-10-21T09:34:00</dc:date>
            </office:change-info>
            <text:p text:style-name="Text_20_body"><text:a xlink:type="simple" xlink:href="http://www.novell.com/company/legal/trademarks/tmlist.html"><text:span text:style-name="T5">/tmlist.html</text:span></text: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change-start text:change-id="ct30453472"/>Release notes for SUSE Manager Server 1.2<text:change-end text:change-id="ct30453472"/></text:h>
      <text:p text:style-name="P4">Version 1.2<text:change-start text:change-id="ct30453760"/>.1, 21-Oct-2011<text:change-end text:change-id="ct30453760"/></text:p>
      <text:p text:style-name="P4"><text:change-start text:change-id="ct140082575740192"/>Changelog</text:p>
      <table:table table:name="Table1" table:style-name="Table1">
        <table:table-column table:style-name="Table1.A"/>
        <table:table-column table:style-name="Table1.B"/>
        <table:table-row>
          <table:table-cell table:style-name="Table1.A1" office:value-type="string">
            <text:p text:style-name="P44">2011-Feb-25</text:p>
          </table:table-cell>
          <table:table-cell table:style-name="Table1.B1" office:value-type="string">
            <text:p text:style-name="P44">Initial version</text:p>
          </table:table-cell>
        </table:table-row>
        <table:table-row>
          <table:table-cell table:style-name="Table1.A2" office:value-type="string">
            <text:p text:style-name="P44">2011-Oct-21</text:p>
          </table:table-cell>
          <table:table-cell table:style-name="Table1.B2" office:value-type="string">
            <text:p text:style-name="P44">SUSE branding, changed urls to point to www.suse.com</text:p>
            <text:p text:style-name="P44">Added list of released patches</text:p>
            <text:p text:style-name="P44">Documentation on how to apply patches</text:p>
          </table:table-cell>
        </table:table-row>
      </table:table>
      <text:p text:style-name="P4"/>
      <text:change-end text:change-id="ct14008257574019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0">Release notes for SUSE Manager Server 1.2<text:tab/>1</text:p>
          <text:p text:style-name="P41">Changes<text:tab/>1</text:p>
          <text:p text:style-name="P42">How to apply patches on first install<text:tab/>1</text:p>
          <text:p text:style-name="P42">How to apply patches to a running SUSE Manager Server<text:tab/>2</text:p>
          <text:p text:style-name="P42">Released changes<text:tab/>2</text:p>
          <text:p text:style-name="P41">About SUSE Manager<text:tab/>6</text:p>
          <text:p text:style-name="P41">System Requirements<text:tab/>7</text:p>
          <text:p text:style-name="P41">SUSE Manager Server distribution<text:tab/>7</text:p>
          <text:p text:style-name="P42">About the bundled Oracle database<text:tab/>7</text:p>
          <text:p text:style-name="P41">Installation and Setup<text:tab/>7</text:p>
          <text:p text:style-name="P41">Activation of SUSE Manager<text:tab/>8</text:p>
          <text:p text:style-name="P42">Entitlement counting in SUSE Manager<text:tab/>8</text:p>
          <text:p text:style-name="P41">About the Client Tools Channel<text:tab/>8</text:p>
          <text:p text:style-name="P41">Red Hat Channels<text:tab/>8</text:p>
          <text:p text:style-name="P41">Support for SLES 10 based systems<text:tab/>9</text:p>
          <text:p text:style-name="P41">Providing feedback to our products <text:tab/>9</text:p>
          <text:p text:style-name="P41">Documentation and other information<text:tab/>9</text:p>
          <text:p text:style-name="P41">Legal Notices<text:tab/>9</text:p>
          <text:p text:style-name="P41">Colophon<text:tab/>10</text:p>
        </text:index-body>
      </text:table-of-content>
      <text:p text:style-name="Text_20_body"/>
      <text:p text:style-name="Text_20_body"/>
      <text:p text:style-name="Standard">This <text:change text:change-id="ct53556000"/><text:change-start text:change-id="ct29406816"/>SUSE<text:change-end text:change-id="ct29406816"/> product includes materials licensed to <text:change text:change-id="ct87110800"/><text:change-start text:change-id="ct89002048"/>SUSE<text:change-end text:change-id="ct89002048"/> under the GNU General Public License (GPL). The GPL requires that <text:change text:change-id="ct101670256"/><text:change-start text:change-id="ct87154464"/>SUSE<text:change-end text:change-id="ct87154464"/> makes available certain source code that corresponds to the GPL-licensed material. The source code is available for download at<text:change-start text:change-id="ct58530432"/> <text:a xlink:type="simple" xlink:href="http://www.novell.com/linux"><text:span text:style-name="T1">http://www.</text:span></text:a><text:a xlink:type="simple" xlink:href="http://www.novell.com/linux"><text:span text:style-name="T1">suse.com/download-linux/source-code.html</text:span></text:a><text:change-end text:change-id="ct58530432"/><text:change text:change-id="ct101805680"/><text:change-start text:change-id="ct140082575683856"/>.<text:change-end text:change-id="ct140082575683856"/></text:p>
      <text:p text:style-name="Standard">Also, for up to three years from <text:change text:change-id="ct47949168"/><text:change-start text:change-id="ct58014528"/>SUSE<text:change-end text:change-id="ct58014528"/>'s distribution of the <text:change text:change-id="ct46880560"/><text:change-start text:change-id="ct87026800"/>SUSE<text:change-end text:change-id="ct87026800"/> product, upon request <text:change text:change-id="ct59905488"/><text:change-start text:change-id="ct53277456"/>SUSE<text:change-end text:change-id="ct53277456"/> will mail a copy of the source code. Requests should be sent by e-mail to <text:change-start text:change-id="ct86993840"/><text:span text:style-name="T1">sle_source_request@</text:span><text:change-end text:change-id="ct86993840"/><text:change text:change-id="ct87113696"/><text:change-start text:change-id="ct60004992"/><text:span text:style-name="T1">suse</text:span><text:change-end text:change-id="ct60004992"/><text:change-start text:change-id="ct59995376"/><text:span text:style-name="T1">.com</text:span><text:change-end text:change-id="ct59995376"/> or as otherwise instructed at <text:change text:change-id="ct58558464"/><text:change-start text:change-id="ct140082575755440"/><text:a xlink:type="simple" xlink:href="http://www.novell.com/linux"><text:span text:style-name="T1">http://www.</text:span></text:a><text:a xlink:type="simple" xlink:href="http://www.novell.com/linux"><text:span text:style-name="T1">suse.com/download-linux/source-code.html</text:span></text:a>.<text:change-end text:change-id="ct140082575755440"/></text:p>
      <text:p text:style-name="Standard"><text:change text:change-id="ct30775408"/><text:change-start text:change-id="ct58545408"/>SUSE<text:change-end text:change-id="ct58545408"/> may charge a fee to recover its reasonable costs of distribution.</text:p>
      <text:p text:style-name="Standard"/>
      <text:h text:style-name="P5" text:outline-level="2"><text:change-start text:change-id="ct30531360"/><text:soft-page-break/>Changes</text:h>
      <text:h text:style-name="P6" text:outline-level="3">How to apply patches on first install</text:h>
      <text:p text:style-name="P4">On first install (i.e. before running <text:span text:style-name="T1">yast2 susemanager_setup</text:span>) just follow the Quick Start guide and apply available patches using either zypper patch or YaST Online Update.</text:p>
      <text:h text:style-name="P6" text:outline-level="3">How to apply patches to a running SUSE Manager Server</text:h>
      <text:p text:style-name="P4">In general, follow the patch description when installing updates. Only apply updates to a stopped SUSE Manager Server ( <text:span text:style-name="T1">spacewalk-service stop</text:span>)</text:p>
      <text:p text:style-name="P4">Some patches might include changes to the database schema, running <text:span text:style-name="T1">spacewalk-schema-upgrade </text:span>is advisable. Proceed as follows:</text:p>
      <text:list xml:id="list830463095" text:style-name="L15">
        <text:list-item>
          <text:p text:style-name="P19"><text:s/>Log in as root user to the SUSE Manager server console.</text:p>
        </text:list-item>
        <text:list-item>
          <text:p text:style-name="P19"><text:s/>Stop the Spacewalk service: <text:span text:style-name="T1">spacewalk-service stop</text:span></text:p>
        </text:list-item>
        <text:list-item>
          <text:p text:style-name="P19"> If the SUSE Manager database is running on the same machine as the <text:s/>SUSE Manager server, this command also stops the SUSE Manager database instance.</text:p>
        </text:list-item>
        <text:list-item>
          <text:p text:style-name="P19"> Apply the patch using either zypper patch or YaST Online Update.</text:p>
        </text:list-item>
        <text:list-item>
          <text:p text:style-name="P19"> If the SUSE Manager database is running on the same machine as your SUSE Manager server, start the database instance with: <text:span text:style-name="T1">/etc/init.d/oracle-xe start</text:span></text:p>
        </text:list-item>
        <text:list-item>
          <text:p text:style-name="P19"> Upgrade the database schema with: <text:span text:style-name="T1">spacewalk-schema-upgrade</text:span></text:p>
        </text:list-item>
        <text:list-item>
          <text:p text:style-name="P19"><text:s/>Start the Spacewalk service: <text:span text:style-name="T1">spacewalk-service start</text:span></text:p>
        </text:list-item>
      </text:list>
      <text:list xml:id="list574110518" text:style-name="L14">
        <text:list-header>
          <text:p text:style-name="P18"/>
        </text:list-header>
      </text:list>
      <text:h text:style-name="P6" text:outline-level="3">Released changes</text:h>
      <text:p text:style-name="Standard">Bug ids: 674315, 676704, 679420, 677039, 679386, 679866, 679889, 681514</text:p>
      <text:list xml:id="list1243255540" text:style-name="L2">
        <text:list-item>
          <text:p text:style-name="P21">create correct init symlinks for MonitoringScout</text:p>
        </text:list-item>
        <text:list-item>
          <text:p text:style-name="P21">fix downloading subscriptions fails when using integer credentials</text:p>
        </text:list-item>
        <text:list-item>
          <text:p text:style-name="P21">fix updating subscription informations</text:p>
        </text:list-item>
        <text:list-item>
          <text:p text:style-name="P21">fix asking for confirmation when a channel can't be added because of a missing parent</text:p>
        </text:list-item>
        <text:list-item>
          <text:p text:style-name="P21">Rebrand Errata to Patches in search combobox on pxt pages</text:p>
        </text:list-item>
        <text:list-item>
          <text:p text:style-name="P21">Add the proxy quick start document</text:p>
        </text:list-item>
        <text:list-item>
          <text:p text:style-name="P21">Create indexes from locally installed jsp files</text:p>
        </text:list-item>
        <text:list-item>
          <text:p text:style-name="P21">Add proxy docs to be indexed as well</text:p>
        </text:list-item>
        <text:list-item>
          <text:p text:style-name="P21">Do not show a subnavigation below 'Proxy'</text:p>
        </text:list-item>
        <text:list-item>
          <text:p text:style-name="P21">Enable the local documentation search</text:p>
        </text:list-item>
        <text:list-item>
          <text:p text:style-name="P21">Replace change proxy channel family name for ACLs and queries</text:p>
        </text:list-item>
        <text:list-item>
          <text:p text:style-name="P21"><text:soft-page-break/>Fix internal server error when deleting a kickstart</text:p>
          <text:p text:style-name="P21"/>
        </text:list-item>
      </text:list>
      <text:p text:style-name="P20">Bug ids: 682263</text:p>
      <text:list xml:id="list406219049" text:style-name="L4">
        <text:list-item>
          <text:p text:style-name="P29">fixes a crash upon refresh of the proxy auth token.</text:p>
        </text:list-item>
      </text:list>
      <text:p text:style-name="P20"/>
      <text:p text:style-name="P20">Bug ids: 681929, 681930, 676683, 682993, 680421, 682644, 670318, 681926, 682651, 682858, 682636, 679889</text:p>
      <text:list xml:id="list1712674742" text:style-name="L5">
        <text:list-item>
          <text:p text:style-name="P22">fix ownership of /var/lib/nocpulse</text:p>
        </text:list-item>
        <text:list-item>
          <text:p text:style-name="P22">fix ownership of /srv/www/templates</text:p>
        </text:list-item>
        <text:list-item>
          <text:p text:style-name="P22">fix channel families below SLES4VMware</text:p>
        </text:list-item>
        <text:list-item>
          <text:p text:style-name="P22">Link to the local version of the release notes</text:p>
        </text:list-item>
        <text:list-item>
          <text:p text:style-name="P22">add missing check for a null value</text:p>
        </text:list-item>
        <text:list-item>
          <text:p text:style-name="P22">debrand taskomatic init script</text:p>
        </text:list-item>
        <text:list-item>
          <text:p text:style-name="P22">fix schedule reboot</text:p>
        </text:list-item>
        <text:list-item>
          <text:p text:style-name="P22">debrand errata into patches</text:p>
        </text:list-item>
        <text:list-item>
          <text:p text:style-name="P22">fix ownership of /etc/rhn/default</text:p>
        </text:list-item>
        <text:list-item>
          <text:p text:style-name="P22">update documentation</text:p>
        </text:list-item>
        <text:list-item>
          <text:p text:style-name="P22">fix handling of unlimited channel subscription during <text:s/>update</text:p>
        </text:list-item>
        <text:list-item>
          <text:p text:style-name="P22">add information about status meaning when listing channels</text:p>
        </text:list-item>
        <text:list-item>
          <text:p text:style-name="P22">fix crashing when asking for user confirmation</text:p>
        </text:list-item>
        <text:list-item>
          <text:p text:style-name="P22">fix registration at NCC</text:p>
        </text:list-item>
        <text:list-item>
          <text:p text:style-name="P22">check if channels are mirrorable when listing and adding channels</text:p>
        </text:list-item>
      </text:list>
      <text:p text:style-name="P20"/>
      <text:p text:style-name="P20">Bug ids: 683801</text:p>
      <text:list xml:id="list1595740689" text:style-name="L6">
        <text:list-item>
          <text:p text:style-name="P30">fixes the use of an outdated cache file for the systemid.</text:p>
        </text:list-item>
      </text:list>
      <text:p text:style-name="P20"/>
      <text:p text:style-name="P20">Bug ids: 685078, 682846, 687490, 682601, 684414, 675585, 691635, 687326</text:p>
      <text:list xml:id="list1705207713" text:style-name="L7">
        <text:list-item>
          <text:p text:style-name="P23">two information disclosure bugs CVE-2009-0788, CVE-2010-1171</text:p>
        </text:list-item>
        <text:list-item>
          <text:p text:style-name="P23">some not found packages caused patches to be skipped</text:p>
        </text:list-item>
        <text:list-item>
          <text:p text:style-name="P23">Abort if bootstrap.sh has no permission to write to CWD</text:p>
        </text:list-item>
        <text:list-item>
          <text:p text:style-name="P23">fix activation key page acl. Package installation is only possible, if the system has a provisioning entitlement</text:p>
        </text:list-item>
        <text:list-item>
          <text:p text:style-name="P23">Display success message on password change only if the change was really successfull</text:p>
        </text:list-item>
        <text:list-item>
          <text:p text:style-name="P23"><text:soft-page-break/>mgr-ncc-sync failure without connection to NCC</text:p>
        </text:list-item>
        <text:list-item>
          <text:p text:style-name="P23">fix list transformation in case of one available channel family</text:p>
        </text:list-item>
        <text:list-item>
          <text:p text:style-name="P23">fix some text debranding bugs</text:p>
          <text:p text:style-name="P23"/>
        </text:list-item>
      </text:list>
      <text:p text:style-name="P20">Bug ids: 644074, 685078, 644072, 685550, 644082, 693574, 695392, 691579, 685551, 695357, 689012, 674859, 694054, 697276</text:p>
      <text:list xml:id="list174006383" text:style-name="L8">
        <text:list-item>
          <text:p text:style-name="P24">CVE-2009-4139: A cross-site request forgery (CSRF) attack can be used to execute web-actions within the SUSE Manager web user interface with the privileges of the attacked user.</text:p>
        </text:list-item>
        <text:list-item>
          <text:p text:style-name="P24">CVE-2011-1594: Open Redirect bug at the login page (Phishing)</text:p>
        </text:list-item>
        <text:list-item>
          <text:p text:style-name="P24">using secure SSL ciphersuites only</text:p>
        </text:list-item>
        <text:list-item>
          <text:p text:style-name="P24">added a "password strength meter"</text:p>
        </text:list-item>
        <text:list-item>
          <text:p text:style-name="P24">iso8859-1 handling of file names contained in packages</text:p>
        </text:list-item>
        <text:list-item>
          <text:p text:style-name="P24">fix encoding of summary and description of a package if it is wrong</text:p>
        </text:list-item>
        <text:list-item>
          <text:p text:style-name="P24">improve error message when gpg key is wrong or missing</text:p>
        </text:list-item>
        <text:list-item>
          <text:p text:style-name="P24">do not trigger a resync is file is missing, can cause endless loop</text:p>
        </text:list-item>
        <text:list-item>
          <text:p text:style-name="P24">do not send tracebacks as email if reposync failed</text:p>
        </text:list-item>
        <text:list-item>
          <text:p text:style-name="P24">fix errata export/import for sync</text:p>
        </text:list-item>
        <text:list-item>
          <text:p text:style-name="P24">handle sync with older spacewalk server which do not support weak dependencies</text:p>
        </text:list-item>
        <text:list-item>
          <text:p text:style-name="P24">remove misleading information about Changing SUSE Manager hostname</text:p>
        </text:list-item>
        <text:list-item>
          <text:p text:style-name="P24">fix monitoring related path name reference</text:p>
        </text:list-item>
        <text:list-item>
          <text:p text:style-name="P24">fix malformed url error from pycurl when trying to download products and subscriptions with --from-dir and other minor issues</text:p>
        </text:list-item>
        <text:list-item>
          <text:p text:style-name="P24">added proxy authentication to ncc-sync</text:p>
        </text:list-item>
        <text:list-item>
          <text:p text:style-name="P24">fixed a syntax error on redirects when debugging is turned on</text:p>
        </text:list-item>
        <text:list-item>
          <text:p text:style-name="P24">implement disconnected population of vendor channels</text:p>
        </text:list-item>
        <text:list-item>
          <text:p text:style-name="P24">use pycurl instead of urllib for remote requests</text:p>
        </text:list-item>
        <text:list-item>
          <text:p text:style-name="P24">catch cannot connect to database error</text:p>
        </text:list-item>
        <text:list-item>
          <text:p text:style-name="P24">fix parsing the proxy user from curlrc</text:p>
          <text:p text:style-name="P24"/>
        </text:list-item>
      </text:list>
      <text:p text:style-name="P20">Bug ids: 682665, 678433, 687891</text:p>
      <text:list xml:id="list1733658284" text:style-name="L9">
        <text:list-item>
          <text:p text:style-name="P25">koan reads the architecture for virtual machines from cobbler (fate#312397 and bnc#682665)</text:p>
        </text:list-item>
        <text:list-item>
          <text:p text:style-name="P25">ISO build parameters for a SUSE system fixed</text:p>
        </text:list-item>
        <text:list-item>
          <text:p text:style-name="P25"><text:soft-page-break/>cheetah rendering before XML parsing now, to avoid problems with the XML parser and cheetah instructions</text:p>
        </text:list-item>
        <text:list-item>
          <text:p text:style-name="P25">Add possibility to interrupt zPXE and to enter CMS</text:p>
        </text:list-item>
        <text:list-item>
          <text:p text:style-name="P25">changed defaults for s390 to be more SUSE like (bnc#687891)</text:p>
        </text:list-item>
        <text:list-item>
          <text:p text:style-name="P25">fixed a broken timezone setting in cobbler-web</text:p>
        </text:list-item>
      </text:list>
      <text:p text:style-name="P20"/>
      <text:p text:style-name="P20">Bug ids: 691918, 699235, 693291, 703475, 702641, 687323, 701157, 644074, 659093, 682665, 699832</text:p>
      <text:list xml:id="list2018021808" text:style-name="L10">
        <text:list-item>
          <text:p text:style-name="P26">do not compare the pam prompt with a fixed string.</text:p>
        </text:list-item>
        <text:list-item>
          <text:p text:style-name="P26">require IO-Socket-SSL because of a security update</text:p>
        </text:list-item>
        <text:list-item>
          <text:p text:style-name="P26">added errata.getErrataNamesById function to the XMLRPC API</text:p>
        </text:list-item>
        <text:list-item>
          <text:p text:style-name="P26">set RPM vendor to "Not defined" if the RPM say "(none)"</text:p>
        </text:list-item>
        <text:list-item>
          <text:p text:style-name="P26">workaround issue with kickstarting systems with RES repositories</text:p>
        </text:list-item>
        <text:list-item>
          <text:p text:style-name="P26">fix error during channel clone via API</text:p>
        </text:list-item>
        <text:list-item>
          <text:p text:style-name="P26">fix XMLRPC call to raise a virtual machine</text:p>
        </text:list-item>
        <text:list-item>
          <text:p text:style-name="P26">Fix missing tokens when updating child channels</text:p>
        </text:list-item>
        <text:list-item>
          <text:p text:style-name="P26">Check session validity first, security token next</text:p>
        </text:list-item>
        <text:list-item>
          <text:p text:style-name="P26">fix XML RPC call to install a virtual machine</text:p>
        </text:list-item>
        <text:list-item>
          <text:p text:style-name="P26">track RPM installation during virtual machine setup</text:p>
        </text:list-item>
        <text:list-item>
          <text:p text:style-name="P26">Fix missing token in SSM</text:p>
        </text:list-item>
        <text:list-item>
          <text:p text:style-name="P26">settings the correct architecture in cobbler</text:p>
        </text:list-item>
        <text:list-item>
          <text:p text:style-name="P26">add /usr/lib and /usr/lib64 to lib path for tomcat to make jpam work</text:p>
        </text:list-item>
        <text:list-item>
          <text:p text:style-name="P26">Improve PAM description</text:p>
        </text:list-item>
        <text:list-item>
          <text:p text:style-name="P26">use pycurl send method also for mgr-register</text:p>
        </text:list-item>
        <text:list-item>
          <text:p text:style-name="P26">add forward_registration variable to disable mgr-register in disconnected setups</text:p>
        </text:list-item>
      </text:list>
      <text:p text:style-name="P20"/>
      <text:p text:style-name="P20">Bug ids: 706404, 706382, 702289</text:p>
      <text:list xml:id="list971991318" text:style-name="L11">
        <text:list-item>
          <text:p text:style-name="P27">Fixed a tomcat user password information leak (CVE-2011-2204)</text:p>
        </text:list-item>
        <text:list-item>
          <text:p text:style-name="P27">Fixed atomcat information leak and DoS (CVE-2011-2526)</text:p>
        </text:list-item>
      </text:list>
      <text:p text:style-name="P20"/>
      <text:p text:style-name="P20">Bug ids: 715991</text:p>
      <text:list xml:id="list337387013" text:style-name="L12">
        <text:list-item>
          <text:p text:style-name="P31">Specially crafted AJP messages could be used bypass authentication (CVE-2011-3190).</text:p>
        </text:list-item>
      </text:list>
      <text:p text:style-name="P20"/>
      <text:p text:style-name="P20"><text:soft-page-break/>Bug ids: 671239, 681219, 691388, 692509, 693104, 698166, 699464, 700016, 701772, 702932, 703132, 703982, 704049,705639, 705758, 711007, 711010, 711188, 711211, 711214, 711429, 711428, 711434, 711518, 711934, 711938, 711967, 712647, 712793, 713395, 715170, 716053, 712860, 659093, 674848, 699464</text:p>
      <text:list xml:id="list206823858" text:style-name="L13">
        <text:list-item>
          <text:p text:style-name="P28">add support for SLES 10</text:p>
        </text:list-item>
        <text:list-item>
          <text:p text:style-name="P28">fix duplicate file provides</text:p>
        </text:list-item>
        <text:list-item>
          <text:p text:style-name="P28">bootstrap script disables non-SUSE Manager repositories</text:p>
        </text:list-item>
        <text:list-item>
          <text:p text:style-name="P28">extend limit for autoinstallation profile kernel options</text:p>
        </text:list-item>
        <text:list-item>
          <text:p text:style-name="P28">fix software rollback to profiles</text:p>
        </text:list-item>
        <text:list-item>
          <text:p text:style-name="P28">installer warn about uppercase letters in hostname</text:p>
        </text:list-item>
        <text:list-item>
          <text:p text:style-name="P28">fix hostname issue in ssl-tool</text:p>
        </text:list-item>
        <text:list-item>
          <text:p text:style-name="P28">fix wrong system ip address after manually running full profile-sync</text:p>
        </text:list-item>
        <text:list-item>
          <text:p text:style-name="P28">use external program unix2_chkpwd for PAM login to fix <text:s/>issues with conflicting libs</text:p>
        </text:list-item>
        <text:list-item>
          <text:p text:style-name="P28">fix internal server error while installing a package and <text:s/>executing a remote command</text:p>
        </text:list-item>
        <text:list-item>
          <text:p text:style-name="P28">fix mgr-ncc-sync to handle system entitlements</text:p>
        </text:list-item>
        <text:list-item>
          <text:p text:style-name="P28">add script to cleanup reposync logs</text:p>
        </text:list-item>
        <text:list-item>
          <text:p text:style-name="P28">add new channel families</text:p>
        </text:list-item>
        <text:list-item>
          <text:p text:style-name="P28">add autoinstallation snippets for SLES</text:p>
        </text:list-item>
        <text:list-item>
          <text:p text:style-name="P28">always create a tracking registration key</text:p>
        </text:list-item>
        <text:list-item>
          <text:p text:style-name="P28">option to test NCC credentials during setup</text:p>
        </text:list-item>
        <text:list-item>
          <text:p text:style-name="P28">support patch severity during reposync</text:p>
        </text:list-item>
        <text:list-item>
          <text:p text:style-name="P28">enhance documentation</text:p>
        </text:list-item>
      </text:list>
      <text:p text:style-name="P20"/>
      <text:p text:style-name="P10"><text:change-end text:change-id="ct30531360"/></text:p>
      <text:h text:style-name="P5" text:outline-level="2">About SUSE Manager</text:h>
      <text:p text:style-name="P10">You have more than just a few Linux servers to manage, maybe even a mixed environment of RHEL and SLES? </text:p>
      <text:p text:style-name="P11">Then SUSE Manager is the answer. </text:p>
      <text:p text:style-name="P4">SUSE Manager gives you best of breed Linux lifecycle management based on the most mature codebase for any Linux management tool, with both RHEL and SLES support from one unified console, maintained and improved by the guys who wrote the fastest and most advanced Linux update stack on the planet. </text:p>
      <text:p text:style-name="P4">SUSE Manager gives you the lowest possible Total Cost of Ownership for your Linux environment, from bare metal provisioning to daily patch management. </text:p>
      <text:p text:style-name="P4">SUSE Manager is an open source (GPLv2) Linux systems management solution that allows <text:soft-page-break/>you to: </text:p>
      <text:list xml:id="list1500550913" text:style-name="L1">
        <text:list-item>
          <text:p text:style-name="P34">Inventory your systems (hardware and software information) </text:p>
        </text:list-item>
        <text:list-item>
          <text:p text:style-name="P34">Install and update software on your systems </text:p>
        </text:list-item>
        <text:list-item>
          <text:p text:style-name="P34">Collect and distribute your custom software packages into manageable groups </text:p>
        </text:list-item>
        <text:list-item>
          <text:p text:style-name="P34">Provision (AutoYaST / Kickstart) your systems </text:p>
        </text:list-item>
        <text:list-item>
          <text:p text:style-name="P34">Manage and deploy configuration files to your systems </text:p>
        </text:list-item>
        <text:list-item>
          <text:p text:style-name="P34">Monitor your systems </text:p>
        </text:list-item>
        <text:list-item>
          <text:p text:style-name="P34">Provision and start/stop/configure virtual guests </text:p>
        </text:list-item>
        <text:list-item>
          <text:p text:style-name="P16">Distribute content across multiple geographical sites in an efficient manner. </text:p>
        </text:list-item>
      </text:list>
      <text:p text:style-name="P2"/>
      <text:h text:style-name="P5" text:outline-level="2">System Requirements</text:h>
      <text:p text:style-name="P2">SUSE Manager Server is a 64bit Java application with an Oracle database backend. This requires sufficient CPU power and main memory. A multi-core 64bit CPU (x86_64) is required, accompanied with 4 to 8 GB of main memory.</text:p>
      <text:p text:style-name="P2">The SUSE Manager Server database contains every information required to manage clients. This includes all installable packages and updates as well as lists of installed packages for every client. This data requires a lot of storage space on the harddisk, typically 50 GB or more per package repository.</text:p>
      <text:p text:style-name="P2"/>
      <text:p text:style-name="P2">See the Quick Start guide for more details on the system requirements.</text:p>
      <text:p text:style-name="P2"/>
      <text:h text:style-name="P5" text:outline-level="2">SUSE Manager Server distribution</text:h>
      <text:p text:style-name="P2">SUSE Manager Server is distributed as an appliance which bundles an operating system (SLES 11 SP1 x86_64) with the SUSE Manager Server application and a database.</text:p>
      <text:p text:style-name="P2">There are two versions of the appliance, one virtual XEN image and one installable ISO. The ISO can be deployed on physical hardware or fully virtualized (e.g. KVM, VMware).</text:p>
      <text:h text:style-name="P6" text:outline-level="3">About the bundled Oracle database</text:h>
      <text:p text:style-name="P4"><text:span text:style-name="T4">Bundled with the SUSE Manager Server appliance comes an </text:span><text:span text:style-name="T4">Oracle 10g Express Edition </text:span><text:span text:style-name="T4">database. </text:span><text:span text:style-name="T4">This is an </text:span><text:span text:style-name="T8">entry-level, small-footprint database</text:span><text:span text:style-name="T7">, limited to up to 4GB of user data. It can use up to 1GB of memory and one CPU on the host machine.</text:span></text:p>
      <text:p text:style-name="P4"><text:span text:style-name="T7">This database </text:span><text:span text:style-name="T7">is</text:span><text:span text:style-name="T7"> suitable for small and testing deployments of up to approx. 20 clients </text:span><text:span text:style-name="T7">only</text:span><text:span text:style-name="T7">.</text:span></text:p>
      <text:p text:style-name="P1"><text:change text:change-id="ct53049120"/><text:change-start text:change-id="ct140082978173296"/>SUSE<text:change-end text:change-id="ct140082978173296"/> provides the database as is. Please contact Oracle for support programs.</text:p>
      <text:p text:style-name="P4"><text:span text:style-name="T4">For production use an external Oracle 1</text:span><text:span text:style-name="T4">0g or 11g </text:span><text:span text:style-name="T4">database is highly recommended. A </text:span><text:span text:style-name="T4">license for an external database is not included with SUSE Manager Server.</text:span></text:p>
      <text:p text:style-name="P2"/>
      <text:h text:style-name="P3" text:outline-level="2"><text:soft-page-break/>Installation and Setup</text:h>
      <text:p text:style-name="P2"/>
      <text:p text:style-name="P2">Installation is done in two major steps. The first installs the appliance and configures the underlying SLES 11 SP1 operating system. The second configures SUSE Manager Server and populates the Oracle database with initial data.</text:p>
      <text:p text:style-name="P2"><text:change text:change-id="ct86980752"/>It is also possible to migrate data from an existing Red Hat Satellite Server 5.3 or 5.4.</text:p>
      <text:p text:style-name="P2"><text:change text:change-id="ct86994144"/>See the QuickStart manual for step-by-step instructions for installing and configuring SUSE Manager Server.</text:p>
      <text:p text:style-name="P2"/>
      <text:h text:style-name="P5" text:outline-level="2">Activation of SUSE Manager</text:h>
      <text:p text:style-name="P4">With the purchase of SUSE Manager Server you will get an activation code. This code needs to be entered at the registration step during installation.</text:p>
      <text:p text:style-name="P4">This code enables your SUSE Manager Server to retrieve updates from the Novell Customer Center. Regularly installing updates is a mandatory step to keep your SUSE Manager Server stable and secure. Before applying some updates the SUSE Manager services needs to be stopped and only restarted after the update has been applied. See the SUSE Manager Installation Guide for details.</text:p>
      <text:h text:style-name="P6" text:outline-level="3">Entitlement counting in SUSE Manager</text:h>
      <text:p text:style-name="P4">SUSE Manager currently doesn't technically limit the number of deployed servers in most cases, except for a theoretical limit of 200,000 entitlements/subscriptions. Please note that this is a technical limitation and does not indicate in any way that you can deploy more servers than you have valid subscriptions for!</text:p>
      <text:p text:style-name="P4">Later releases of SUSE Manager Server will keep track of allowed and used entitlements for managed systems. </text:p>
      <text:h text:style-name="P5" text:outline-level="2">About the Client Tools Channel</text:h>
      <text:p text:style-name="P2">The Client Tools Channel contains client-side packages to enable specific functionality. Please refer to the Client Configuration Guide about which packages relate to which function. Some packages have a very specific use case and installing them blindly is discouraged.</text:p>
      <text:h text:style-name="P5" text:outline-level="2"><text:change text:change-id="ct30580896"/><text:change text:change-id="ct58466112"/><text:change-start text:change-id="ct53019344"/>Red Hat Channels<text:change-end text:change-id="ct53019344"/></text:h>
      <text:p text:style-name="P4"><text:span text:style-name="T4">Managing Red Hat clients requires availability of appropriate Red Hat packages. These are not available through the Novell Customer Center (NCC) but must be provided by other means, e.g. from a retired Red Hat Satellite installation.</text:span><text:change text:change-id="ct58539648"/><text:change-start text:change-id="ct53239632"/></text:p>
      <text:h text:style-name="P5" text:outline-level="2">Support for SLES 10 based systems</text:h>
      <text:p text:style-name="P4">The SUSE Manager client stack for SLES10 based systems is identical to the one <text:change-end text:change-id="ct53239632"/><text:change-start text:change-id="ct140082977496144"/>used on <text:soft-page-break/>SLES11 based systems.<text:change-end text:change-id="ct140082977496144"/><text:change-start text:change-id="ct57984576"/> <text:change-end text:change-id="ct57984576"/><text:change-start text:change-id="ct101824176"/>SLES 10 systems managed by SUSE Manager will have the ZENworks Managemen Daemon (ZMD) and the rug command line tool removed.<text:change-end text:change-id="ct101824176"/></text:p>
      <text:h text:style-name="P5" text:outline-level="2">Providing feedback to our products </text:h>
      <text:p text:style-name="P4"><text:change text:change-id="ct87140720"/>In case of encountering a bug please report it through your support contact. <text:change-start text:change-id="ct57998784"/></text:p>
      <text:p text:style-name="P4"><text:change-end text:change-id="ct57998784"/></text:p>
      <text:h text:style-name="P5" text:outline-level="2"><text:change text:change-id="ct58500336"/><text:change-start text:change-id="ct101732160"/>Documentation and other information<text:change-end text:change-id="ct101732160"/></text:h>
      <text:p text:style-name="Text_20_body"><text:change text:change-id="ct53298528"/><text:change text:change-id="ct58408720"/><text:change-start text:change-id="ct140082976813008"/><text:a xlink:type="simple" xlink:href="http://www.suse.com/products/suse-manager/technical-information/"><text:span text:style-name="T1">http://www.suse.com/products/suse-manager/technical-information</text:span></text:a><text:span text:style-name="T5"> </text:span><text:change-end text:change-id="ct140082976813008"/><text:span text:style-name="T5">contains additional or updated documentation for SUSE Manager Server 1.2.</text:span></text:p>
      <text:p text:style-name="Text_20_body"><text:span text:style-name="T5">These Release Notes are available online at </text:span><text:change-start text:change-id="ct53345840"/><text:a xlink:type="simple" xlink:href="http://www.novell.com/linux/releasenotes">http://www.</text:a><text:change-end text:change-id="ct53345840"/><text:change text:change-id="ct53686576"/><text:change-start text:change-id="ct140082976487424"/><text:a xlink:type="simple" xlink:href="http://www.novell.com/linux/releasenotes">suse</text:a><text:change-end text:change-id="ct140082976487424"/><text:change-start text:change-id="ct47163872"/><text:a xlink:type="simple" xlink:href="http://www.novell.com/linux/releasenotes">.com/</text:a><text:change-end text:change-id="ct47163872"/><text:change text:change-id="ct46853216"/><text:change-start text:change-id="ct53193184"/><text:a xlink:type="simple" xlink:href="http://www.novell.com/linux/releasenotes">documentation</text:a><text:change-end text:change-id="ct53193184"/><text:change-start text:change-id="ct47923552"/><text:a xlink:type="simple" xlink:href="http://www.novell.com/linux/releasenotes">/releasenotes</text:a><text:change-end text:change-id="ct47923552"/></text:p>
      <text:p text:style-name="Text_20_body"><text:change-start text:change-id="ct53175808"/><text:span text:style-name="T5">Further information about SUSE Manager is available at </text:span><text:a xlink:type="simple" xlink:href="http://www.novell.com/linux/releasenotes">http://wiki.</text:a><text:a xlink:type="simple" xlink:href="http://www.novell.com/linux/releasenotes">novell.com/</text:a><text:a xlink:type="simple" xlink:href="http://www.novell.com/linux/releasenotes">index.php/SUSE_Manager</text:a></text:p>
      <text:p text:style-name="P4"><text:change-end text:change-id="ct53175808"/><text:span text:style-name="T1"/></text:p>
      <text:p text:style-name="Text_20_body"><text:span text:style-name="T5">Visit </text:span><text:change-start text:change-id="ct53243888"/><text:a xlink:type="simple" xlink:href="http://www.novell.com/linux"><text:span text:style-name="T1">http://www.</text:span></text:a><text:change-end text:change-id="ct53243888"/><text:change text:change-id="ct53231248"/><text:change-start text:change-id="ct140082976385376"/><text:a xlink:type="simple" xlink:href="http://www.novell.com/linux"><text:span text:style-name="T1">suse</text:span></text:a><text:change-end text:change-id="ct140082976385376"/><text:change-start text:change-id="ct47933968"/><text:a xlink:type="simple" xlink:href="http://www.novell.com/linux"><text:span text:style-name="T1">.com</text:span></text:a><text:change-end text:change-id="ct47933968"/><text:change text:change-id="ct46747648"/><text:span text:style-name="T5"> for the latest Linux product news from </text:span><text:change text:change-id="ct46918496"/><text:change-start text:change-id="ct140082976861312"/><text:span text:style-name="T5">SUSE</text:span><text:change-end text:change-id="ct140082976861312"/><text:span text:style-name="T5"> and </text:span><text:change text:change-id="ct47182736"/><text:change-start text:change-id="ct101676208"/><text:a xlink:type="simple" xlink:href="http://www.novell.com/linux"><text:span text:style-name="T1">http://www.</text:span></text:a><text:a xlink:type="simple" xlink:href="http://www.novell.com/linux"><text:span text:style-name="T1">suse.com/download-linux/source-code.html</text:span></text:a><text:change-end text:change-id="ct101676208"/><text:change-start text:change-id="ct53410976"/><text:span text:style-name="T1"> </text:span><text:change-end text:change-id="ct53410976"/><text:span text:style-name="T5">for additional information on the source code of SUSE Linux Enterprise products.</text:span></text:p>
      <text:p text:style-name="P4"/>
      <text:h text:style-name="P5" text:outline-level="2">Legal Notices<text:change-start text:change-id="ct140082978107504"/></text:h>
      <text:p text:style-name="P4"/>
      <text:p text:style-name="P4">SUSE Linux GmbH</text:p>
      <text:p text:style-name="P4">Maxfeldstr. 5</text:p>
      <text:p text:style-name="P4">D-90409 Nürnberg</text:p>
      <text:p text:style-name="P4">Tel: +49 (0)911 740 53 - 0</text:p>
      <text:p text:style-name="P4">Email: feedback@suse.com</text:p>
      <text:p text:style-name="P4">Registrierung/Registration Number: HRB 21284 AG Nürnberg</text:p>
      <text:p text:style-name="P4">Geschäftsführer/Managing Director: Jeff Hawn, Jennifer Guild, Felix Imendörffer</text:p>
      <text:p text:style-name="P4">Steuernummer/Sales Tax ID: DE 192 167 791</text:p>
      <text:p text:style-name="P4">Erfüllungsort/Legal Venue: Nürnberg<text:change-end text:change-id="ct140082978107504"/></text:p>
      <text:p text:style-name="P4"><text:change-start text:change-id="ct53510432"/>S<text:change-end text:change-id="ct53510432"/><text:change-start text:change-id="ct53222608"/>USE<text:change-end text:change-id="ct53222608"/><text:change text:change-id="ct53390240"/> makes no representations or warranties with respect to the contents or use of this documentation, and specifically disclaims any express or implied warranties of merchantability or fitness for any particular purpose. Further, <text:change-start text:change-id="ct53380016"/>SUSE<text:change-end text:change-id="ct53380016"/><text:change text:change-id="ct45475952"/> reserves the right to revise this publication and to make changes to its content, at any time, without the obligation to notify any person or entity of such revisions or changes. </text:p>
      <text:p text:style-name="P4"/>
      <text:p text:style-name="P4"><text:soft-page-break/>Further, <text:change-start text:change-id="ct47217360"/>SUSE<text:change-end text:change-id="ct47217360"/><text:change text:change-id="ct53411264"/> makes no representations or warranties with respect to any software, and specifically disclaims any express or implied warranties of merchantability or fitness for any particular purpose. Further, <text:change-start text:change-id="ct47941632"/>SUSE<text:change-end text:change-id="ct47941632"/><text:change text:change-id="ct53511248"/> reserves the right to make changes to any and all parts of <text:change-start text:change-id="ct53628912"/>SUSE<text:change-end text:change-id="ct53628912"/><text:change text:change-id="ct53410688"/> software, at any time, without any obligation to notify any person or entity of such changes. </text:p>
      <text:p text:style-name="P4"><text:s/></text:p>
      <text:p text:style-name="Text_20_body"><text:span text:style-name="T5">Any products or technical information provided under this Agreement may be subject to U.S. export controls and the trade laws of other countries. You agree to comply with all export control regulations and to obtain any required licenses or classifications to export, re-export, or import deliverables. You agree not to export or re-export to entities on the current U.S. export exclusion lists or to any embargoed or terrorist countries as specified in U.S. export laws. You agree to not use deliverables for prohibited nuclear, missile, or chemical/biological weaponry end uses. Please refer to </text:span><text:change text:change-id="ct53366432"/><text:span text:style-name="T5"><text:s/></text:span><text:change-start text:change-id="ct140082976870784"/><text:a xlink:type="simple" xlink:href="http://www.novell.com/company/policies/trade_services/"><text:span text:style-name="T5">www.novell.com/company/policies/trade_services/</text:span></text:a><text:change-end text:change-id="ct140082976870784"/><text:change-start text:change-id="ct46873472"/><text:span text:style-name="T5"> </text:span><text:change-end text:change-id="ct46873472"/><text:span text:style-name="T5">for more information on exporting </text:span><text:change-start text:change-id="ct46913248"/><text:span text:style-name="T5">SUSE</text:span><text:change-end text:change-id="ct46913248"/><text:change text:change-id="ct53416816"/><text:span text:style-name="T5"> software.</text:span><text:change-start text:change-id="ct46860432"/><text:span text:style-name="T5"> SUSE</text:span><text:change-end text:change-id="ct46860432"/><text:change text:change-id="ct53027104"/><text:span text:style-name="T5"> assumes no responsibility for your failure to obtain any necessary export approvals. </text:span></text:p>
      <text:p text:style-name="P4"/>
      <text:p text:style-name="P4">Copyright (c) 201<text:change-start text:change-id="ct49444528"/>1<text:change-end text:change-id="ct49444528"/><text:change text:change-id="ct53018736"/> <text:change text:change-id="ct49553184"/><text:change-start text:change-id="ct140082977101344"/>SUSE<text:change-end text:change-id="ct140082977101344"/>. All rights reserved. No part of this publication may be reproduced, photocopied, stored on a retrieval system, or transmitted without the express written consent of the publisher. </text:p>
      <text:p text:style-name="P4"/>
      <text:p text:style-name="Text_20_body"><text:change-start text:change-id="ct140082977043456"/><text:span text:style-name="T5">SUSE</text:span><text:change-end text:change-id="ct140082977043456"/><text:change text:change-id="ct140082977104304"/><text:span text:style-name="T5"> has intellectual property rights relating to technology embodied in the product that is described in this document. In particular, and without limitation, these intellectual property rights may include one or more of the U.S. patents listed at </text:span><text:a xlink:type="simple" xlink:href="http://www.novell.com/company/legal/patents/"><text:span text:style-name="T5">http://www.novell.com/company/legal/patents/</text:span></text:a><text:span text:style-name="T5"> and one or more additional patents or pending patent applications in the U.S. and other countries. </text:span></text:p>
      <text:p text:style-name="P4"/>
      <text:p text:style-name="Text_20_body"><text:span text:style-name="T5">For </text:span><text:change-start text:change-id="ct140082976744192"/><text:span text:style-name="T5">SUSE</text:span><text:change-end text:change-id="ct140082976744192"/><text:change text:change-id="ct140082977182528"/><text:span text:style-name="T5"> trademarks, see </text:span><text:change-start text:change-id="ct140082977120048"/><text:span text:style-name="T5">SUSE</text:span><text:change-end text:change-id="ct140082977120048"/><text:change text:change-id="ct140082977186720"/><text:span text:style-name="T5"> Trademark a</text:span><text:change-start text:change-id="ct140082977184176"/><text:span text:style-name="T5">n</text:span><text:change-end text:change-id="ct140082977184176"/><text:span text:style-name="T5">d Service Mark list (</text:span><text:a xlink:type="simple" xlink:href="http://www.novell.com/company/legal/trademarks/tmlist.html"><text:span text:style-name="T5">http://www.novell.com/company/legal/trademarks</text:span></text:a><text:change text:change-id="ct140082976987456"/><text:span text:style-name="T5">). All third-party trademarks are the property of their respective owners.</text:span></text:p>
      <text:p text:style-name="P4"/>
      <text:h text:style-name="P5" text:outline-level="2">Colophon</text:h>
      <text:p text:style-name="P4"/>
      <text:p text:style-name="P4">Thank you for using SUSE Manager Server in your business. </text:p>
      <text:p text:style-name="P4"/>
      <text:p text:style-name="P4">Your SUSE Manager Server Team.</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2" style:font-size-asian="14pt" style:font-weight-asian="bold" style:font-name-complex="Arial2"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2" style:font-size-asian="18pt" style:font-weight-asian="bold" style:font-name-complex="Arial2"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2" style:font-size-asian="24pt" style:font-weight-asian="bold" style:font-name-complex="Arial2" style:font-size-complex="2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laus Kämpf</meta:initial-creator>
    <meta:creation-date>2011-02-16T16:04:05</meta:creation-date>
    <dc:date>2011-10-21T09:49:21</dc:date>
    <meta:editing-duration>PT4H12M46S</meta:editing-duration>
    <meta:editing-cycles>18</meta:editing-cycles>
    <meta:generator>LibreOffice/3.3$Unix LibreOffice_project/330m19$Build-301</meta:generator>
    <meta:document-statistic meta:table-count="1" meta:image-count="0" meta:object-count="0" meta:page-count="10" meta:paragraph-count="262" meta:word-count="2782" meta:character-count="17909"/>
  </office:meta>
</office:document-meta>
</file>